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4403in" table:align="center"/>
    </style:style>
    <style:style style:name="Table1.A" style:family="table-column">
      <style:table-column-properties style:column-width="2.3125in"/>
    </style:style>
    <style:style style:name="Table1.B" style:family="table-column">
      <style:table-column-properties style:column-width="2.127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3056in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4403in" table:align="center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2.12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8" style:family="table-row">
      <style:table-row-properties style:min-row-height="0.3056in"/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688in" style:rel-column-width="6328*"/>
    </style:style>
    <style:style style:name="Table3.B" style:family="table-column">
      <style:table-column-properties style:column-width="2.141in" style:rel-column-width="20261*"/>
    </style:style>
    <style:style style:name="Table3.C" style:family="table-column">
      <style:table-column-properties style:column-width="1.6271in" style:rel-column-width="15397*"/>
    </style:style>
    <style:style style:name="Table3.D" style:family="table-column">
      <style:table-column-properties style:column-width="2.4882in" style:rel-column-width="2354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688in" style:rel-column-width="6328*"/>
    </style:style>
    <style:style style:name="Table4.B" style:family="table-column">
      <style:table-column-properties style:column-width="2.141in" style:rel-column-width="20261*"/>
    </style:style>
    <style:style style:name="Table4.C" style:family="table-column">
      <style:table-column-properties style:column-width="1.6271in" style:rel-column-width="15397*"/>
    </style:style>
    <style:style style:name="Table4.D" style:family="table-column">
      <style:table-column-properties style:column-width="2.4882in" style:rel-column-width="2354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097in" table:align="center" style:shadow="none"/>
    </style:style>
    <style:style style:name="Table5.A" style:family="table-column">
      <style:table-column-properties style:column-width="2.3736in"/>
    </style:style>
    <style:style style:name="Table5.B" style:family="table-column">
      <style:table-column-properties style:column-width="1.9361in"/>
    </style:style>
    <style:style style:name="Table5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3097in" table:align="center" style:shadow="none"/>
    </style:style>
    <style:style style:name="Table6.A" style:family="table-column">
      <style:table-column-properties style:column-width="2.3736in"/>
    </style:style>
    <style:style style:name="Table6.B" style:family="table-column">
      <style:table-column-properties style:column-width="1.9361in"/>
    </style:style>
    <style:style style:name="Table6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26e4" officeooo:paragraph-rsid="001a94b9"/>
    </style:style>
    <style:style style:name="P2" style:family="paragraph" style:parent-style-name="Standard">
      <style:text-properties officeooo:rsid="00050e18" officeooo:paragraph-rsid="001a94b9"/>
    </style:style>
    <style:style style:name="P3" style:family="paragraph" style:parent-style-name="Standard">
      <style:text-properties officeooo:rsid="000ee7b9" officeooo:paragraph-rsid="001a94b9"/>
    </style:style>
    <style:style style:name="P4" style:family="paragraph" style:parent-style-name="Standard">
      <style:text-properties officeooo:rsid="0010f62b" officeooo:paragraph-rsid="001a94b9"/>
    </style:style>
    <style:style style:name="P5" style:family="paragraph" style:parent-style-name="Standard">
      <style:text-properties officeooo:rsid="0006f4b6" officeooo:paragraph-rsid="001a94b9"/>
    </style:style>
    <style:style style:name="P6" style:family="paragraph" style:parent-style-name="Standard">
      <style:text-properties officeooo:rsid="0011733a" officeooo:paragraph-rsid="001a94b9"/>
    </style:style>
    <style:style style:name="P7" style:family="paragraph" style:parent-style-name="Standard">
      <style:text-properties officeooo:rsid="000a198c" officeooo:paragraph-rsid="001a94b9"/>
    </style:style>
    <style:style style:name="P8" style:family="paragraph" style:parent-style-name="Standard">
      <style:text-properties officeooo:rsid="00153d1b" officeooo:paragraph-rsid="001a94b9"/>
    </style:style>
    <style:style style:name="P9" style:family="paragraph" style:parent-style-name="Standard">
      <style:text-properties officeooo:paragraph-rsid="001a94b9"/>
    </style:style>
    <style:style style:name="P10" style:family="paragraph" style:parent-style-name="Standard">
      <style:text-properties style:text-underline-style="solid" style:text-underline-width="auto" style:text-underline-color="font-color" officeooo:rsid="0013afd1" officeooo:paragraph-rsid="001a94b9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c60d0" officeooo:paragraph-rsid="001c60d0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c60d0" officeooo:paragraph-rsid="001d048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d048d" officeooo:paragraph-rsid="001d048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a94b9" officeooo:paragraph-rsid="001a94b9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df126" officeooo:paragraph-rsid="001df12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2348b" officeooo:paragraph-rsid="0022348b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2348b" officeooo:paragraph-rsid="0023700a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2348b" officeooo:paragraph-rsid="002631f7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c293c" officeooo:paragraph-rsid="001c293c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9f59a" officeooo:paragraph-rsid="001a94b9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f82bd" officeooo:paragraph-rsid="001a94b9" style:font-size-asian="22pt" style:font-weight-asian="bold" style:font-size-complex="2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2pt" style:text-underline-style="none" fo:font-weight="bold" officeooo:rsid="005aba88" officeooo:paragraph-rsid="001a94b9" style:font-size-asian="22pt" style:font-weight-asian="bold" style:font-size-complex="22pt" style:font-weight-complex="bold"/>
    </style:style>
    <style:style style:name="P23" style:family="paragraph" style:parent-style-name="Standard">
      <style:text-properties officeooo:rsid="001a94b9" officeooo:paragraph-rsid="001a94b9"/>
    </style:style>
    <style:style style:name="P24" style:family="paragraph" style:parent-style-name="Standard">
      <style:text-properties style:text-underline-style="none" officeooo:rsid="00279320" officeooo:paragraph-rsid="00279320"/>
    </style:style>
    <style:style style:name="P25" style:family="paragraph" style:parent-style-name="Standard">
      <style:text-properties officeooo:rsid="001c293c" officeooo:paragraph-rsid="001c293c"/>
    </style:style>
    <style:style style:name="P26" style:family="paragraph" style:parent-style-name="Standard">
      <style:text-properties officeooo:rsid="001c293c" officeooo:paragraph-rsid="001c60d0"/>
    </style:style>
    <style:style style:name="P27" style:family="paragraph" style:parent-style-name="Standard">
      <style:text-properties officeooo:rsid="001c293c" officeooo:paragraph-rsid="0022348b"/>
    </style:style>
    <style:style style:name="P28" style:family="paragraph" style:parent-style-name="Standard">
      <style:text-properties officeooo:rsid="001c293c" officeooo:paragraph-rsid="0022ed39"/>
    </style:style>
    <style:style style:name="P29" style:family="paragraph" style:parent-style-name="Standard">
      <style:text-properties officeooo:rsid="001c293c" officeooo:paragraph-rsid="0023700a"/>
    </style:style>
    <style:style style:name="P30" style:family="paragraph" style:parent-style-name="Standard">
      <style:text-properties officeooo:rsid="001c293c" officeooo:paragraph-rsid="0024b0a7"/>
    </style:style>
    <style:style style:name="P31" style:family="paragraph" style:parent-style-name="Standard">
      <style:text-properties officeooo:rsid="001c293c" officeooo:paragraph-rsid="002631f7"/>
    </style:style>
    <style:style style:name="P32" style:family="paragraph" style:parent-style-name="Standard">
      <style:text-properties officeooo:rsid="001c60d0" officeooo:paragraph-rsid="001c60d0"/>
    </style:style>
    <style:style style:name="P33" style:family="paragraph" style:parent-style-name="Standard">
      <style:text-properties officeooo:rsid="001c60d0" officeooo:paragraph-rsid="001df126"/>
    </style:style>
    <style:style style:name="P34" style:family="paragraph" style:parent-style-name="Standard">
      <style:text-properties fo:font-weight="bold" officeooo:rsid="001c60d0" officeooo:paragraph-rsid="001c60d0" style:font-weight-asian="bold" style:font-weight-complex="bold"/>
    </style:style>
    <style:style style:name="P35" style:family="paragraph" style:parent-style-name="Standard">
      <style:text-properties fo:font-weight="bold" officeooo:rsid="001c60d0" officeooo:paragraph-rsid="001d048d" style:font-weight-asian="bold" style:font-weight-complex="bold"/>
    </style:style>
    <style:style style:name="P36" style:family="paragraph" style:parent-style-name="Standard">
      <style:text-properties fo:font-weight="bold" officeooo:rsid="001cc6db" officeooo:paragraph-rsid="001cc6db" style:font-weight-asian="bold" style:font-weight-complex="bold"/>
    </style:style>
    <style:style style:name="P37" style:family="paragraph" style:parent-style-name="Standard">
      <style:text-properties fo:font-weight="bold" officeooo:rsid="001cc6db" officeooo:paragraph-rsid="001d048d" style:font-weight-asian="bold" style:font-weight-complex="bold"/>
    </style:style>
    <style:style style:name="P38" style:family="paragraph" style:parent-style-name="Standard">
      <style:text-properties fo:font-weight="bold" officeooo:rsid="001d048d" officeooo:paragraph-rsid="001df126" style:font-weight-asian="bold" style:font-weight-complex="bold"/>
    </style:style>
    <style:style style:name="P39" style:family="paragraph" style:parent-style-name="Standard">
      <style:text-properties officeooo:paragraph-rsid="001cc6db"/>
    </style:style>
    <style:style style:name="P40" style:family="paragraph" style:parent-style-name="Standard">
      <style:text-properties officeooo:rsid="001d048d" officeooo:paragraph-rsid="001d048d"/>
    </style:style>
    <style:style style:name="P41" style:family="paragraph" style:parent-style-name="Standard">
      <style:text-properties officeooo:rsid="001df126" officeooo:paragraph-rsid="001df126"/>
    </style:style>
    <style:style style:name="P42" style:family="paragraph" style:parent-style-name="Standard">
      <style:text-properties officeooo:rsid="001f15fa" officeooo:paragraph-rsid="001a94b9"/>
    </style:style>
    <style:style style:name="P43" style:family="paragraph" style:parent-style-name="Standard">
      <style:text-properties officeooo:rsid="001f15fa" officeooo:paragraph-rsid="001f7a3b"/>
    </style:style>
    <style:style style:name="P44" style:family="paragraph" style:parent-style-name="Standard">
      <style:text-properties officeooo:rsid="0022348b" officeooo:paragraph-rsid="0022348b"/>
    </style:style>
    <style:style style:name="P45" style:family="paragraph" style:parent-style-name="Standard">
      <style:text-properties officeooo:rsid="0022348b" officeooo:paragraph-rsid="0024b0a7"/>
    </style:style>
    <style:style style:name="P46" style:family="paragraph" style:parent-style-name="Standard">
      <style:text-properties officeooo:rsid="002247a1" officeooo:paragraph-rsid="002247a1"/>
    </style:style>
    <style:style style:name="P47" style:family="paragraph" style:parent-style-name="Standard">
      <style:text-properties officeooo:rsid="002247a1" officeooo:paragraph-rsid="0023700a"/>
    </style:style>
    <style:style style:name="P48" style:family="paragraph" style:parent-style-name="Standard">
      <style:text-properties officeooo:rsid="002247a1" officeooo:paragraph-rsid="002631f7"/>
    </style:style>
    <style:style style:name="P49" style:family="paragraph" style:parent-style-name="Standard">
      <style:text-properties officeooo:rsid="0024b0a7" officeooo:paragraph-rsid="0024b0a7"/>
    </style:style>
    <style:style style:name="P50" style:family="paragraph" style:parent-style-name="Standard">
      <style:text-properties officeooo:rsid="00257471" officeooo:paragraph-rsid="00257471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06f4b6" officeooo:paragraph-rsid="001a94b9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00a198c" officeooo:paragraph-rsid="001a94b9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00a198c" officeooo:paragraph-rsid="00204431"/>
    </style:style>
    <style:style style:name="P54" style:family="paragraph" style:parent-style-name="Standard">
      <style:paragraph-properties fo:margin-left="0in" fo:margin-right="0in" fo:text-indent="0in" style:auto-text-indent="false"/>
      <style:text-properties officeooo:rsid="001c60d0" officeooo:paragraph-rsid="001f7a3b"/>
    </style:style>
    <style:style style:name="P55" style:family="paragraph" style:parent-style-name="Standard">
      <style:paragraph-properties fo:margin-left="0in" fo:margin-right="0in" fo:text-indent="0in" style:auto-text-indent="false"/>
      <style:text-properties officeooo:rsid="001c60d0" officeooo:paragraph-rsid="00204431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1f7a3b" officeooo:paragraph-rsid="001f7a3b" style:font-weight-asian="bold" style:font-weight-complex="bold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1f7a3b" officeooo:paragraph-rsid="00204431" style:font-weight-asian="bold" style:font-weight-complex="bold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1f7a3b" officeooo:paragraph-rsid="001f7a3b" style:font-weight-asian="bold" style:font-weight-complex="bold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1f7a3b" officeooo:paragraph-rsid="00204431" style:font-weight-asian="bold" style:font-weight-complex="bold"/>
    </style:style>
    <style:style style:name="P60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1fe65d" officeooo:paragraph-rsid="001fe65d" style:font-weight-asian="bold" style:font-weight-complex="bold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1fe65d" officeooo:paragraph-rsid="00204431" style:font-weight-asian="bold" style:font-weight-complex="bold"/>
    </style:style>
    <style:style style:name="P62" style:family="paragraph" style:parent-style-name="Standard">
      <style:paragraph-properties fo:margin-left="0in" fo:margin-right="0in" fo:text-indent="0in" style:auto-text-indent="false"/>
      <style:text-properties officeooo:rsid="001fe65d" officeooo:paragraph-rsid="0022348b"/>
    </style:style>
    <style:style style:name="P63" style:family="paragraph" style:parent-style-name="Standard">
      <style:paragraph-properties fo:margin-left="0in" fo:margin-right="0in" fo:text-indent="0in" style:auto-text-indent="false"/>
      <style:text-properties officeooo:rsid="001a94b9" officeooo:paragraph-rsid="001a94b9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officeooo:rsid="0006f4b6" officeooo:paragraph-rsid="001a94b9"/>
    </style:style>
    <style:style style:name="P65" style:family="paragraph" style:parent-style-name="Standard">
      <style:paragraph-properties fo:break-before="page"/>
      <style:text-properties style:text-underline-style="solid" style:text-underline-width="auto" style:text-underline-color="font-color" officeooo:rsid="0013afd1" officeooo:paragraph-rsid="001a94b9"/>
    </style:style>
    <style:style style:name="P66" style:family="paragraph" style:parent-style-name="Table_20_Contents">
      <style:paragraph-properties fo:text-align="center" style:justify-single-word="false"/>
      <style:text-properties officeooo:rsid="001fe65d" officeooo:paragraph-rsid="001fe65d"/>
    </style:style>
    <style:style style:name="P67" style:family="paragraph" style:parent-style-name="Table_20_Contents">
      <style:paragraph-properties fo:text-align="center" style:justify-single-word="false"/>
      <style:text-properties officeooo:rsid="001fe65d" officeooo:paragraph-rsid="00204431"/>
    </style:style>
    <style:style style:name="P68" style:family="paragraph" style:parent-style-name="Table_20_Contents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  <style:text-properties officeooo:paragraph-rsid="001fe65d"/>
    </style:style>
    <style:style style:name="P70" style:family="paragraph" style:parent-style-name="Table_20_Contents">
      <style:paragraph-properties fo:text-align="center" style:justify-single-word="false"/>
      <style:text-properties officeooo:paragraph-rsid="00204431"/>
    </style:style>
    <style:style style:name="P71" style:family="paragraph" style:parent-style-name="Table_20_Contents">
      <style:text-properties fo:font-weight="bold" officeooo:rsid="001fe65d" officeooo:paragraph-rsid="001fe65d" style:font-weight-asian="bold" style:font-weight-complex="bold"/>
    </style:style>
    <style:style style:name="P72" style:family="paragraph" style:parent-style-name="Table_20_Contents">
      <style:text-properties fo:font-weight="bold" officeooo:rsid="001fe65d" officeooo:paragraph-rsid="00204431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1fe65d" officeooo:paragraph-rsid="00204431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2247a1" officeooo:paragraph-rsid="002247a1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2247a1" officeooo:paragraph-rsid="0024b0a7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22ed39" officeooo:paragraph-rsid="0022ed39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22ed39" officeooo:paragraph-rsid="0024b0a7" style:font-weight-asian="bold" style:font-weight-complex="bold"/>
    </style:style>
    <style:style style:name="P78" style:family="paragraph" style:parent-style-name="Table_20_Contents">
      <style:text-properties officeooo:rsid="0022ed39" officeooo:paragraph-rsid="0022ed39"/>
    </style:style>
    <style:style style:name="P79" style:family="paragraph" style:parent-style-name="Table_20_Contents">
      <style:text-properties officeooo:rsid="0022ed39" officeooo:paragraph-rsid="0024b0a7"/>
    </style:style>
    <style:style style:name="P80" style:family="paragraph" style:parent-style-name="Standard">
      <style:text-properties fo:font-weight="normal" officeooo:rsid="0010f62b" officeooo:paragraph-rsid="001cc6db" style:font-weight-asian="normal" style:font-weight-complex="normal"/>
    </style:style>
    <style:style style:name="P81" style:family="paragraph" style:parent-style-name="Standard">
      <style:text-properties fo:font-weight="normal" officeooo:rsid="0010f62b" officeooo:paragraph-rsid="001d048d" style:font-weight-asian="normal" style:font-weight-complex="normal"/>
    </style:style>
    <style:style style:name="P82" style:family="paragraph" style:parent-style-name="Standard">
      <style:text-properties fo:font-weight="normal" officeooo:rsid="001cc6db" officeooo:paragraph-rsid="001cc6db" style:font-weight-asian="normal" style:font-weight-complex="normal"/>
    </style:style>
    <style:style style:name="P83" style:family="paragraph" style:parent-style-name="Standard">
      <style:text-properties fo:font-weight="bold" officeooo:rsid="001a94b9" officeooo:paragraph-rsid="001a94b9" style:font-weight-asian="bold" style:font-weight-complex="bold"/>
    </style:style>
    <style:style style:name="P84" style:family="paragraph" style:parent-style-name="Standard">
      <style:text-properties style:text-underline-style="none" fo:font-weight="normal" officeooo:rsid="001fe65d" officeooo:paragraph-rsid="002631f7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1fe65d" officeooo:paragraph-rsid="0022348b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1fe65d" officeooo:paragraph-rsid="0023700a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2247a1" officeooo:paragraph-rsid="002631f7" style:font-weight-asian="normal" style:font-weight-complex="normal"/>
    </style:style>
    <style:style style:name="P88" style:family="paragraph" style:parent-style-name="Standard">
      <style:text-properties officeooo:paragraph-rsid="001cc6db"/>
    </style:style>
    <style:style style:name="P89" style:family="paragraph" style:parent-style-name="Standard">
      <style:text-properties officeooo:paragraph-rsid="001d048d"/>
    </style:style>
    <style:style style:name="P90" style:family="paragraph" style:parent-style-name="Standard">
      <style:text-properties officeooo:paragraph-rsid="002d8885"/>
    </style:style>
    <style:style style:name="P91" style:family="paragraph" style:parent-style-name="Standard">
      <style:text-properties officeooo:rsid="001a94b9" officeooo:paragraph-rsid="002d8885"/>
    </style:style>
    <style:style style:name="P92" style:family="paragraph" style:parent-style-name="Standard">
      <style:text-properties officeooo:rsid="002247a1" officeooo:paragraph-rsid="002247a1"/>
    </style:style>
    <style:style style:name="P93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fe65d" officeooo:paragraph-rsid="001f7a3b" style:font-weight-asian="normal" style:font-weight-complex="normal"/>
    </style:style>
    <style:style style:name="P94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fe65d" officeooo:paragraph-rsid="001fe65d" style:font-weight-asian="normal" style:font-weight-complex="normal"/>
    </style:style>
    <style:style style:name="P95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fe65d" officeooo:paragraph-rsid="00204431" style:font-weight-asian="normal" style:font-weight-complex="normal"/>
    </style:style>
    <style:style style:name="P96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f15fa" officeooo:paragraph-rsid="001fe65d" style:font-weight-asian="normal" style:font-weight-complex="normal"/>
    </style:style>
    <style:style style:name="P97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f15fa" officeooo:paragraph-rsid="00204431" style:font-weight-asian="normal" style:font-weight-complex="normal"/>
    </style:style>
    <style:style style:name="P98" style:family="paragraph" style:parent-style-name="Heading_20_1">
      <style:text-properties officeooo:paragraph-rsid="00279320"/>
    </style:style>
    <style:style style:name="P99" style:family="paragraph" style:parent-style-name="Heading_20_2">
      <style:text-properties officeooo:rsid="001c293c" officeooo:paragraph-rsid="00204431"/>
    </style:style>
    <style:style style:name="P100" style:family="paragraph" style:parent-style-name="Table_20_Contents">
      <style:text-properties officeooo:rsid="002d8885" officeooo:paragraph-rsid="002d8885"/>
    </style:style>
    <style:style style:name="P101" style:family="paragraph" style:parent-style-name="Table_20_Contents">
      <style:text-properties fo:font-weight="bold" officeooo:rsid="002d8885" officeooo:paragraph-rsid="002d8885" style:font-weight-asian="bold" style:font-weight-complex="bold"/>
    </style:style>
    <style:style style:name="P102" style:family="paragraph" style:parent-style-name="Table_20_Contents">
      <style:text-properties officeooo:paragraph-rsid="002d8885"/>
    </style:style>
    <style:style style:name="P103" style:family="paragraph" style:parent-style-name="Table_20_Contents">
      <style:text-properties officeooo:rsid="002e879d" officeooo:paragraph-rsid="002e879d"/>
    </style:style>
    <style:style style:name="T1" style:family="text">
      <style:text-properties officeooo:rsid="001f82bd"/>
    </style:style>
    <style:style style:name="T2" style:family="text">
      <style:text-properties officeooo:rsid="00153d1b"/>
    </style:style>
    <style:style style:name="T3" style:family="text">
      <style:text-properties officeooo:rsid="0010f62b"/>
    </style:style>
    <style:style style:name="T4" style:family="text">
      <style:text-properties officeooo:rsid="0015ff2e"/>
    </style:style>
    <style:style style:name="T5" style:family="text">
      <style:text-properties officeooo:rsid="000d602f"/>
    </style:style>
    <style:style style:name="T6" style:family="text">
      <style:text-properties officeooo:rsid="000a198c"/>
    </style:style>
    <style:style style:name="T7" style:family="text">
      <style:text-properties officeooo:rsid="001a94b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94b9" style:font-weight-asian="bold" style:font-weight-complex="bold"/>
    </style:style>
    <style:style style:name="T10" style:family="text">
      <style:text-properties fo:font-weight="bold" officeooo:rsid="0015ff2e" style:font-weight-asian="bold" style:font-weight-complex="bold"/>
    </style:style>
    <style:style style:name="T11" style:family="text">
      <style:text-properties fo:font-weight="bold" officeooo:rsid="001f82bd" style:font-weight-asian="bold" style:font-weight-complex="bold"/>
    </style:style>
    <style:style style:name="T12" style:family="text">
      <style:text-properties fo:font-weight="bold" officeooo:rsid="00179e0d" style:font-weight-asian="bold" style:font-weight-complex="bold"/>
    </style:style>
    <style:style style:name="T13" style:family="text">
      <style:text-properties fo:font-weight="bold" officeooo:rsid="0010f62b" style:font-weight-asian="bold" style:font-weight-complex="bold"/>
    </style:style>
    <style:style style:name="T14" style:family="text">
      <style:text-properties fo:font-weight="bold" officeooo:rsid="001cc6db" style:font-weight-asian="bold" style:font-weight-complex="bold"/>
    </style:style>
    <style:style style:name="T15" style:family="text">
      <style:text-properties fo:font-weight="bold" officeooo:rsid="00204431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cc6db" style:font-weight-asian="normal" style:font-weight-complex="normal"/>
    </style:style>
    <style:style style:name="T18" style:family="text">
      <style:text-properties fo:font-weight="normal" officeooo:rsid="001d048d" style:font-weight-asian="normal" style:font-weight-complex="normal"/>
    </style:style>
    <style:style style:name="T19" style:family="text">
      <style:text-properties fo:font-weight="normal" officeooo:rsid="001df126" style:font-weight-asian="normal" style:font-weight-complex="normal"/>
    </style:style>
    <style:style style:name="T20" style:family="text">
      <style:text-properties fo:font-weight="normal" officeooo:rsid="001c60d0" style:font-weight-asian="normal" style:font-weight-complex="normal"/>
    </style:style>
    <style:style style:name="T21" style:family="text">
      <style:text-properties fo:font-weight="normal" officeooo:rsid="001f7a3b" style:font-weight-asian="normal" style:font-weight-complex="normal"/>
    </style:style>
    <style:style style:name="T22" style:family="text">
      <style:text-properties fo:font-weight="normal" officeooo:rsid="001fe65d" style:font-weight-asian="normal" style:font-weight-complex="normal"/>
    </style:style>
    <style:style style:name="T23" style:family="text">
      <style:text-properties fo:font-weight="normal" officeooo:rsid="001f15fa" style:font-weight-asian="normal" style:font-weight-complex="normal"/>
    </style:style>
    <style:style style:name="T24" style:family="text">
      <style:text-properties fo:font-weight="normal" officeooo:rsid="00204431" style:font-weight-asian="normal" style:font-weight-complex="normal"/>
    </style:style>
    <style:style style:name="T25" style:family="text">
      <style:text-properties fo:font-weight="normal" officeooo:rsid="0024b0a7" style:font-weight-asian="normal" style:font-weight-complex="normal"/>
    </style:style>
    <style:style style:name="T26" style:family="text">
      <style:text-properties fo:font-weight="normal" officeooo:rsid="00257471" style:font-weight-asian="normal" style:font-weight-complex="normal"/>
    </style:style>
    <style:style style:name="T27" style:family="text">
      <style:text-properties fo:font-weight="normal" officeooo:rsid="00279320" style:font-weight-asian="normal" style:font-weight-complex="normal"/>
    </style:style>
    <style:style style:name="T28" style:family="text">
      <style:text-properties fo:font-weight="normal" officeooo:rsid="0028e21f" style:font-weight-asian="normal" style:font-weight-complex="normal"/>
    </style:style>
    <style:style style:name="T29" style:family="text">
      <style:text-properties fo:font-weight="normal" officeooo:rsid="002a5690" style:font-weight-asian="normal" style:font-weight-complex="normal"/>
    </style:style>
    <style:style style:name="T30" style:family="text">
      <style:text-properties fo:font-weight="normal" officeooo:rsid="002d8885" style:font-weight-asian="normal" style:font-weight-complex="normal"/>
    </style:style>
    <style:style style:name="T31" style:family="text">
      <style:text-properties officeooo:rsid="001d048d"/>
    </style:style>
    <style:style style:name="T32" style:family="text">
      <style:text-properties officeooo:rsid="001df126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1f15fa" style:font-weight-asian="normal" style:font-weight-complex="normal"/>
    </style:style>
    <style:style style:name="T36" style:family="text">
      <style:text-properties style:text-underline-style="none" fo:font-weight="normal" officeooo:rsid="001f7a3b" style:font-weight-asian="normal" style:font-weight-complex="normal"/>
    </style:style>
    <style:style style:name="T37" style:family="text">
      <style:text-properties style:text-underline-style="none" fo:font-weight="normal" officeooo:rsid="001fe65d" style:font-weight-asian="normal" style:font-weight-complex="normal"/>
    </style:style>
    <style:style style:name="T38" style:family="text">
      <style:text-properties style:text-underline-style="none" fo:font-weight="normal" officeooo:rsid="00204431" style:font-weight-asian="normal" style:font-weight-complex="normal"/>
    </style:style>
    <style:style style:name="T39" style:family="text">
      <style:text-properties style:text-underline-style="none" fo:font-weight="normal" officeooo:rsid="0023700a" style:font-weight-asian="normal" style:font-weight-complex="normal"/>
    </style:style>
    <style:style style:name="T40" style:family="text">
      <style:text-properties style:text-underline-style="none" fo:font-weight="normal" officeooo:rsid="0024b0a7" style:font-weight-asian="normal" style:font-weight-complex="normal"/>
    </style:style>
    <style:style style:name="T41" style:family="text">
      <style:text-properties style:text-underline-style="none" fo:font-weight="normal" officeooo:rsid="00257471" style:font-weight-asian="normal" style:font-weight-complex="normal"/>
    </style:style>
    <style:style style:name="T42" style:family="text">
      <style:text-properties style:text-underline-style="none" fo:font-weight="normal" officeooo:rsid="002631f7" style:font-weight-asian="normal" style:font-weight-complex="normal"/>
    </style:style>
    <style:style style:name="T43" style:family="text">
      <style:text-properties style:text-underline-style="none" fo:font-weight="normal" officeooo:rsid="0028e21f" style:font-weight-asian="normal" style:font-weight-complex="normal"/>
    </style:style>
    <style:style style:name="T44" style:family="text">
      <style:text-properties style:text-underline-style="none" fo:font-weight="normal" officeooo:rsid="002af6e4" style:font-weight-asian="normal" style:font-weight-complex="normal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style:text-underline-style="none" fo:font-weight="bold" officeooo:rsid="001fe65d" style:font-weight-asian="bold" style:font-weight-complex="bold"/>
    </style:style>
    <style:style style:name="T47" style:family="text">
      <style:text-properties officeooo:rsid="001f7a3b"/>
    </style:style>
    <style:style style:name="T48" style:family="text">
      <style:text-properties officeooo:rsid="001fe65d"/>
    </style:style>
    <style:style style:name="T49" style:family="text">
      <style:text-properties officeooo:rsid="00204431"/>
    </style:style>
    <style:style style:name="T50" style:family="text">
      <style:text-properties officeooo:rsid="0022ed39"/>
    </style:style>
    <style:style style:name="T51" style:family="text">
      <style:text-properties style:font-name="Liberation Serif1"/>
    </style:style>
    <style:style style:name="T52" style:family="text">
      <style:text-properties style:font-name="Liberation Serif1" officeooo:rsid="0022ed39"/>
    </style:style>
    <style:style style:name="T53" style:family="text">
      <style:text-properties style:font-name="Liberation Serif"/>
    </style:style>
    <style:style style:name="T54" style:family="text">
      <style:text-properties officeooo:rsid="0023700a"/>
    </style:style>
    <style:style style:name="T55" style:family="text">
      <style:text-properties officeooo:rsid="0024b0a7"/>
    </style:style>
    <style:style style:name="T56" style:family="text">
      <style:text-properties officeooo:rsid="00257471"/>
    </style:style>
    <style:style style:name="T57" style:family="text">
      <style:text-properties officeooo:rsid="002631f7"/>
    </style:style>
    <style:style style:name="T58" style:family="text">
      <style:text-properties officeooo:rsid="00279320"/>
    </style:style>
    <style:style style:name="T59" style:family="text">
      <style:text-properties officeooo:rsid="00109d01"/>
    </style:style>
    <style:style style:name="T60" style:family="text">
      <style:text-properties officeooo:rsid="0028e21f"/>
    </style:style>
    <style:style style:name="T61" style:family="text">
      <style:text-properties officeooo:rsid="002d8885"/>
    </style:style>
    <style:style style:name="T62" style:family="text">
      <style:text-properties officeooo:rsid="0031a5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20">REV3 (Remote EV3 Control) Application</text:p>
      <text:p text:style-name="P21"><text:span text:style-name="T7">Requirements Verification</text:span> Document</text:p>
      <text:p text:style-name="P22"/>
      <text:p text:style-name="P22"/>
      <text:p text:style-name="P22"/>
      <text:p text:style-name="P20"><text:span text:style-name="T7">April 1</text:span>, 2016</text:p>
      <text:p text:style-name="P20"/>
      <text:p text:style-name="P20"/>
      <text:p text:style-name="P20"/>
      <text:p text:style-name="P22">ECE 573, Spring 2016</text:p>
      <text:p text:style-name="P22">University of Arizona</text:p>
      <text:p text:style-name="P20"/>
      <text:p text:style-name="P20"/>
      <text:p text:style-name="P20"/>
      <text:p text:style-name="P20"/>
      <text:p text:style-name="P20"/>
      <text:p text:style-name="P20"/>
      <text:p text:style-name="P20">Bryan Walsh</text:p>
      <text:p text:style-name="P20">Team Name: bpwalsh</text:p>
      <text:p text:style-name="P20"/>
      <text:p text:style-name="P20"/>
      <text:p text:style-name="P10"/>
      <text:p text:style-name="P65"/>
      <text:h text:style-name="Heading_20_1" text:outline-level="1">Document Purpose</text:h>
      <text:p text:style-name="P24"/>
      <text:p text:style-name="P24"><text:span text:style-name="T59">The REV3 (Remote EV3 Control) application will allow the user to remotely control a Lego EV3 Robot, running the open source, debian based EV3Dev (</text:span><text:a xlink:type="simple" xlink:href="http://www.ev3dev.org/" text:style-name="Internet_20_link" text:visited-style-name="Visited_20_Internet_20_Link"><text:span text:style-name="T59">www.ev3dev.org</text:span></text:a><text:span text:style-name="T59">) operating system, from an Android smart phone. <text:s/>This application will include the ability to <text:s/>control the EV3 via GUI or by use of the phone's accelerometer and gyro sensors. </text:span></text:p>
      <text:p text:style-name="P24"/>
      <text:p text:style-name="P24">This document describes the testing that will be conducted to verify that the requirements of the REV3 project have been fully met and implemented.</text:p>
      <text:h text:style-name="Heading_20_1" text:outline-level="1">References</text:h>
      <text:p text:style-name="P24">The REV3 Design Document is referred to through out this document. <text:s/>Please see bpwalsh-design-document.pdf located in svn.</text:p>
      <text:h text:style-name="Heading_20_1" text:outline-level="1"><text:span text:style-name="T58">Requirement Verification: </text:span>Startup <text:span text:style-name="T3">and Configuration</text:span></text:h>
      <text:h text:style-name="Heading_20_2" text:outline-level="2">Requirement B.1.1 Verification</text:h>
      <text:p text:style-name="P2"><text:span text:style-name="T9">Requirement:</text:span><text:span text:style-name="T7"> Upon startup the REV3 application shall</text:span> immediately enter a <text:span text:style-name="T3">configuration screen. <text:s/>The configuration screen shall allow the user to enter the IP address or hostname and port of the EV3 robot that they wish to connect to. <text:s/>The screen shall also have a connect button that upon clicking will establish connectivity to the EV3 robot. (No Dependencies)</text:span></text:p>
      <text:p text:style-name="P3"/>
      <text:p text:style-name="P32"><text:span text:style-name="T8">Validation:</text:span> <text:s/>Run Tests <text:span text:style-name="T31">B.1.1-1,2,3, and 4.</text:span></text:p>
      <text:p text:style-name="P32"/>
      <text:p text:style-name="P11">Test B.1.1-1</text:p>
      <text:p text:style-name="P32"/>
      <text:p text:style-name="P32"><text:span text:style-name="T8">Purpose: </text:span><text:s/><text:span text:style-name="T47">Verify</text:span> that <text:span text:style-name="T7">“Upon startup the REV3 application shall immediately enter a configuration screen.”</text:span></text:p>
      <text:p text:style-name="P32"/>
      <text:p text:style-name="P34">Description:<text:span text:style-name="T16"> <text:s/>Execute unit test where the REV3 application is started </text:span><text:span text:style-name="T17">and v</text:span><text:span text:style-name="T16">isibility of the Configuration Dialog will be confirmed by querying the dialogs visibility using Espresso's isDisplayed function.</text:span></text:p>
      <text:p text:style-name="P32"/>
      <text:p text:style-name="P11">Test B.1.1-2:</text:p>
      <text:p text:style-name="P34"/>
      <text:p text:style-name="P36">Purpose: <text:span text:style-name="T27">Verify</text:span><text:span text:style-name="T16"> that the configuration screen will not accept malformed inputs. <text:s/></text:span></text:p>
      <text:p text:style-name="P80"/>
      <text:p text:style-name="P39"><text:span text:style-name="T13">D</text:span><text:span text:style-name="T14">escription: </text:span><text:span text:style-name="T17"><text:s/>Execute unit test where the REV3 application is started and a malformed IP address and port </text:span><text:span text:style-name="T27">is</text:span><text:span text:style-name="T17"> entered using Espresso. <text:s/>The Edit Text of the Configuration Dialog </text:span><text:span text:style-name="T27">is</text:span><text:span text:style-name="T17"> inspected to ensure that the malformed inputs were not </text:span><text:span text:style-name="T18">accepted</text:span><text:span text:style-name="T17">. <text:s text:c="2"/>Malformed inputs will include: <text:s/>Non numeric characters in the IP address and port, <text:s/>port range outside of 1024-</text:span><text:span text:style-name="T16">65535</text:span><text:span text:style-name="T17">, and IP address octet range greater than 255. <text:s/></text:span><text:span text:style-name="T30">Test inputs are summarized in the below table.</text:span></text:p>
      <text:p text:style-name="P39"><text:span text:style-name="T30"/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101">IP Address Entries To Be Tested</text:p>
          </table:table-cell>
          <table:table-cell table:style-name="Table5.B1" office:value-type="string">
            <text:p text:style-name="P101">Port Entries To Be Tested</text:p>
          </table:table-cell>
        </table:table-row>
        <table:table-row>
          <table:table-cell table:style-name="Table5.A7" office:value-type="string">
            <text:p text:style-name="P100">invalid.hostname.com</text:p>
          </table:table-cell>
          <table:table-cell table:style-name="Table5.B2" office:value-type="string">
            <text:p text:style-name="P100">1023</text:p>
          </table:table-cell>
        </table:table-row>
        <table:table-row>
          <table:table-cell table:style-name="Table5.A7" office:value-type="string">
            <text:p text:style-name="P100">0.0.0.256</text:p>
          </table:table-cell>
          <table:table-cell table:style-name="Table5.B3" office:value-type="string">
            <text:p text:style-name="P100">65536</text:p>
          </table:table-cell>
        </table:table-row>
        <table:table-row>
          <table:table-cell table:style-name="Table5.A7" office:value-type="string">
            <text:p text:style-name="P100">192.168.1.256</text:p>
          </table:table-cell>
          <table:table-cell table:style-name="Table5.B4" office:value-type="string">
            <text:p text:style-name="P100">invalid_port_data</text:p>
          </table:table-cell>
        </table:table-row>
        <table:table-row>
          <table:table-cell table:style-name="Table5.A7" office:value-type="string">
            <text:p text:style-name="P100">192.168.1</text:p>
          </table:table-cell>
          <table:table-cell table:style-name="Table5.B5" office:value-type="string">
            <text:p text:style-name="P100">0</text:p>
          </table:table-cell>
        </table:table-row>
        <table:table-row>
          <table:table-cell table:style-name="Table5.A7" office:value-type="string">
            <text:p text:style-name="P100">192.168.1.1.1</text:p>
          </table:table-cell>
          <table:table-cell table:style-name="Table5.B6" office:value-type="string">
            <text:p text:style-name="Table_20_Contents">-<text:span text:style-name="T61">1024</text:span></text:p>
          </table:table-cell>
        </table:table-row>
        <table:table-row>
          <table:table-cell table:style-name="Table5.A7" office:value-type="string">
            <text:p text:style-name="P100">192..168.1.1</text:p>
          </table:table-cell>
          <table:table-cell table:style-name="Table5.B7" office:value-type="string">
            <text:p text:style-name="Table_20_Contents"/>
          </table:table-cell>
        </table:table-row>
        <table:table-row>
          <table:table-cell table:style-name="Table5.A8" office:value-type="string">
            <text:p text:style-name="P100">0.0.0.-1</text:p>
          </table:table-cell>
          <table:table-cell table:style-name="Table5.B8" office:value-type="string">
            <text:p text:style-name="Table_20_Contents"/>
          </table:table-cell>
        </table:table-row>
      </table:table>
      <text:p text:style-name="P39"><text:span text:style-name="T17"/></text:p>
      <text:p text:style-name="P82"/>
      <text:p text:style-name="P12">Test B.1.1-<text:span text:style-name="T31">3</text:span>:</text:p>
      <text:p text:style-name="P35"/>
      <text:p text:style-name="P37">Purpose: <text:span text:style-name="T21">Verify</text:span><text:span text:style-name="T16"> that the configuration screen will accept </text:span><text:span text:style-name="T18">properly formed</text:span><text:span text:style-name="T16"> inputs. <text:s/></text:span></text:p>
      <text:p text:style-name="P81"/>
      <text:p text:style-name="P90"><text:span text:style-name="T13">D</text:span><text:span text:style-name="T14">escription: </text:span><text:span text:style-name="T17"><text:s/>Execute unit test where the REV3 application is started and a </text:span><text:span text:style-name="T18">properly formed</text:span><text:span text:style-name="T17"> IP address and port </text:span><text:span text:style-name="T28">is</text:span><text:span text:style-name="T17"> entered using Espresso. <text:s/>The Edit Text of the Configuration Dialog </text:span><text:span text:style-name="T27">is</text:span><text:span text:style-name="T17"> inspected to ensure that the inputs were </text:span><text:span text:style-name="T18">accepted</text:span><text:span text:style-name="T17">. <text:s text:c="2"/></text:span><text:span text:style-name="T18">Properly formed</text:span><text:span text:style-name="T17"> inputs will </text:span><text:span text:style-name="T18">consists of an IP addresses with octet ranges between 0 and 255, and port numbers between </text:span><text:span text:style-name="T17">1024-65535. <text:s/></text:span><text:span text:style-name="T30">Test inputs are summarized in the below table.</text:span></text:p>
      <text:p text:style-name="P89"><text:span text:style-name="T17"/></text:p>
      <text:p text:style-name="P90"><text:span text:style-name="T17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1">IP Address Entries To Be Tested</text:p>
          </table:table-cell>
          <table:table-cell table:style-name="Table6.B1" office:value-type="string">
            <text:p text:style-name="P101">Port Entries To Be Tested</text:p>
          </table:table-cell>
        </table:table-row>
        <table:table-row>
          <table:table-cell table:style-name="Table6.A5" office:value-type="string">
            <text:p text:style-name="P100">0.0.0.0</text:p>
          </table:table-cell>
          <table:table-cell table:style-name="Table6.B2" office:value-type="string">
            <text:p text:style-name="P100">1024</text:p>
          </table:table-cell>
        </table:table-row>
        <table:table-row>
          <table:table-cell table:style-name="Table6.A5" office:value-type="string">
            <text:p text:style-name="P100">255.255.255.255</text:p>
          </table:table-cell>
          <table:table-cell table:style-name="Table6.B3" office:value-type="string">
            <text:p text:style-name="P100">65535</text:p>
          </table:table-cell>
        </table:table-row>
        <table:table-row>
          <table:table-cell table:style-name="Table6.A5" office:value-type="string">
            <text:p text:style-name="P100">10.0.0.0</text:p>
          </table:table-cell>
          <table:table-cell table:style-name="Table6.B4" office:value-type="string">
            <text:p text:style-name="P100">10000</text:p>
          </table:table-cell>
        </table:table-row>
        <table:table-row>
          <table:table-cell table:style-name="Table6.A5" office:value-type="string">
            <text:p text:style-name="P100">192.168.1.1</text:p>
          </table:table-cell>
          <table:table-cell table:style-name="Table6.B5" office:value-type="string">
            <text:p text:style-name="P100">20000</text:p>
          </table:table-cell>
        </table:table-row>
        <table:table-row>
          <table:table-cell table:style-name="Table6.A6" office:value-type="string">
            <text:p text:style-name="P103">172.16.1.<text:span text:style-name="T62">1</text:span></text:p>
          </table:table-cell>
          <table:table-cell table:style-name="Table6.B6" office:value-type="string">
            <text:p text:style-name="P100">30000</text:p>
          </table:table-cell>
        </table:table-row>
      </table:table>
      <text:p text:style-name="P91"/>
      <text:p text:style-name="P13">Test B.1.1-4: </text:p>
      <text:p text:style-name="P40"/>
      <text:p text:style-name="P40"><text:span text:style-name="T8">Purpose:</text:span> <text:span text:style-name="T47">Verify</text:span> that upon clicking the “connect” button that the “Start Up” sequence (sequence model 5.1.2 from design document) is executed and that connectivity is established to the EV3 robot proxy. </text:p>
      <text:p text:style-name="P40"/>
      <text:p text:style-name="P38">Description:<text:tab/><text:span text:style-name="T17">Execute unit test where the REV3 application is started and a </text:span><text:span text:style-name="T16">properly formed</text:span><text:span text:style-name="T17"> IP address and port </text:span><text:span text:style-name="T28">is</text:span><text:span text:style-name="T17"> entered using Espresso, </text:span><text:span text:style-name="T19">the connect button </text:span><text:span text:style-name="T28">is</text:span><text:span text:style-name="T19"> clicked, and then connectivity </text:span><text:span text:style-name="T28">is</text:span><text:span text:style-name="T19"> examined by querying the Protocol Processor's isConnected function</text:span><text:span text:style-name="T17">. </text:span></text:p>
      <text:p text:style-name="P23"/>
      <text:h text:style-name="Heading_20_2" text:outline-level="2">Requirement A.1.2 Verification</text:h>
      <text:p text:style-name="P41"/>
      <text:p text:style-name="P4"><text:span text:style-name="T9">Requirement</text:span><text:span text:style-name="T10">:</text:span><text:span text:style-name="T4"> </text:span><text:s/><text:span text:style-name="T5">If the </text:span>REV3 application<text:span text:style-name="T5"> looses connectivity to the EV3 the app</text:span>lication<text:span text:style-name="T5"> shall reinitialize and return to the </text:span>configuration<text:span text:style-name="T5"> screen. </text:span>(<text:span text:style-name="T1">Dependencies: B.1.1</text:span>)</text:p>
      <text:p text:style-name="P4"/>
      <text:p text:style-name="P33"><text:soft-page-break/><text:span text:style-name="T8">Validation:</text:span> <text:s/>Run Test <text:span text:style-name="T32">A.1.2-1</text:span></text:p>
      <text:p text:style-name="P42"/>
      <text:p text:style-name="P14">Test <text:span text:style-name="T32">A.1.2-1</text:span>:</text:p>
      <text:p text:style-name="P14"/>
      <text:p text:style-name="P15"><text:span text:style-name="T33">Purpose:</text:span><text:span text:style-name="T34"> V</text:span><text:span text:style-name="T36">erify</text:span><text:span text:style-name="T34"> that upon disconnect that the REV3 application </text:span><text:span text:style-name="T35">executes the “Disconnect” sequence (see design document, sequence 5.8.2) and </text:span><text:span text:style-name="T34">returns to the configuration screen.</text:span></text:p>
      <text:p text:style-name="P23"/>
      <text:p text:style-name="P43"><text:span text:style-name="T8">Description:</text:span> Execute unit <text:span text:style-name="T60">test</text:span> where application is started and connected to the EV3 proxy. <text:s/>A disconnect event <text:span text:style-name="T60">is</text:span> simulated by calling the ProtocolProcessor's simulateDisconnect function. <text:s/>This function <text:span text:style-name="T47">triggers</text:span> an IOException, which trigger<text:span text:style-name="T60">s</text:span> a reinitialization. <text:s/>Reinitialization state <text:span text:style-name="T60">is</text:span> examined as follows: 1) References to the Protocol and Command Processor <text:span text:style-name="T60">is</text:span> examined from the main activity to ensure that they are Null (ie references have been released). 2)<text:span text:style-name="T16">Vi</text:span><text:span text:style-name="T20">sibility of the Configuration Dialog </text:span><text:span text:style-name="T28">is</text:span><text:span text:style-name="T20"> confirmed by querying the dialogs visibility using Espresso's isDisplayed function. <text:s/></text:span><text:span text:style-name="T21">A</text:span><text:span text:style-name="T17"> </text:span><text:span text:style-name="T18">properly formed</text:span><text:span text:style-name="T17"> IP address and port </text:span><text:span text:style-name="T28">is </text:span><text:span text:style-name="T29">then</text:span><text:span text:style-name="T17"> entered using Espresso, </text:span><text:span text:style-name="T19">the connect button </text:span><text:span text:style-name="T28">is</text:span><text:span text:style-name="T19"> clicked, and then </text:span><text:span text:style-name="T21">(re) </text:span><text:span text:style-name="T19">connectivity </text:span><text:span text:style-name="T28">is</text:span><text:span text:style-name="T19"> examined by querying the Protocol Processor's isConnected function</text:span><text:span text:style-name="T17">. </text:span></text:p>
      <text:h text:style-name="P98" text:outline-level="1"><text:bookmark-start text:name="__RefHeading___Toc967_715885950"/><text:span text:style-name="T58">Requirement Verification: Drive </text:span>Controls<text:bookmark-end text:name="__RefHeading___Toc967_715885950"/></text:h>
      <text:h text:style-name="Heading_20_2" text:outline-level="2">Requirement B.2.1 Verification</text:h>
      <text:p text:style-name="P51"><text:span text:style-name="T9">Requirement:</text:span><text:span text:style-name="T7"> “From the “drive” screen t</text:span>he <text:span text:style-name="T6">user shall be able to adjust the commanded forward/reverse (+100%/-100%) speed via touch screen controls. <text:s/>The touchscreen commands will be translated to the proper EV3 protocol message necessary to accelerate/decelerate. <text:s text:c="2"/>(Dependencies: B.1.1, B.3.1)”</text:span></text:p>
      <text:p text:style-name="P52"/>
      <text:p text:style-name="P54"><text:span text:style-name="T8">Validation:</text:span> <text:s/><text:span text:style-name="T47">Run Test B.2.1-1</text:span></text:p>
      <text:p text:style-name="P52"/>
      <text:p text:style-name="P56">Test B.2.1-1</text:p>
      <text:p text:style-name="P56"/>
      <text:p text:style-name="P58">Purpose: <text:s/><text:span text:style-name="T16">Verify that upon touching forward/reverse touch screen controls that the “</text:span><text:span text:style-name="T22">Command Power Level (GUI)” sequence </text:span><text:span text:style-name="T24">(see design document sequence </text:span><text:span text:style-name="T28">model </text:span><text:span text:style-name="T24">5.3.2)</text:span><text:span text:style-name="T22"> is executed. <text:s text:c="2"/>Verify that the bounds (+100%/-100%) are held.</text:span></text:p>
      <text:p text:style-name="P93"/>
      <text:p text:style-name="P60">Precondition: <text:span text:style-name="T16"><text:s/>A</text:span><text:span text:style-name="T23">pplication is started and connected to the EV3 proxy.</text:span></text:p>
      <text:p text:style-name="P96"/>
      <text:p text:style-name="P60">Description:<text:span text:style-name="T16"> </text:span><text:span text:style-name="T23">Execute unit </text:span><text:span text:style-name="T28">test</text:span><text:span text:style-name="T23"> where </text:span><text:span text:style-name="T16">the “Forward” and “Backward” buttons are clicked via Espresso</text:span><text:span text:style-name="T23">. <text:s/></text:span><text:span text:style-name="T16">The sequence of button clicks </text:span><text:span text:style-name="T28">are</text:span><text:span text:style-name="T16"> summarized in the below table. <text:s/>Upon completion the Protocol Processor's transmit log </text:span><text:span text:style-name="T28">is</text:span><text:span text:style-name="T16"> examined and compared against the expected responses described below.</text:span></text:p>
      <text:p text:style-name="P9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1">Simulated Button Press</text:p>
          </table:table-cell>
          <table:table-cell table:style-name="Table1.B1" office:value-type="string">
            <text:p text:style-name="P71">Expected Power Command</text:p>
          </table:table-cell>
        </table:table-row>
        <table:table-row>
          <table:table-cell table:style-name="Table1.A2" office:value-type="string">
            <text:p text:style-name="P66">“Forward”</text:p>
          </table:table-cell>
          <table:table-cell table:style-name="Table1.B2" office:value-type="string">
            <text:p text:style-name="P66">20</text:p>
          </table:table-cell>
        </table:table-row>
        <table:table-row>
          <table:table-cell table:style-name="Table1.A18" office:value-type="string">
            <text:p text:style-name="P66">“Forward”</text:p>
          </table:table-cell>
          <table:table-cell table:style-name="Table1.B3" office:value-type="string">
            <text:p text:style-name="P66">40</text:p>
          </table:table-cell>
        </table:table-row>
        <table:table-row>
          <table:table-cell table:style-name="Table1.A18" office:value-type="string">
            <text:p text:style-name="P66">“Forward”</text:p>
          </table:table-cell>
          <table:table-cell table:style-name="Table1.B4" office:value-type="string">
            <text:p text:style-name="P66">60</text:p>
          </table:table-cell>
        </table:table-row>
        <table:table-row>
          <table:table-cell table:style-name="Table1.A18" office:value-type="string">
            <text:p text:style-name="P66">“Forward”</text:p>
          </table:table-cell>
          <table:table-cell table:style-name="Table1.B5" office:value-type="string">
            <text:p text:style-name="P66">80</text:p>
          </table:table-cell>
        </table:table-row>
        <table:table-row>
          <table:table-cell table:style-name="Table1.A18" office:value-type="string">
            <text:p text:style-name="P66">“Forward”</text:p>
          </table:table-cell>
          <table:table-cell table:style-name="Table1.B6" office:value-type="string">
            <text:p text:style-name="P66">100</text:p>
          </table:table-cell>
        </table:table-row>
        <table:table-row>
          <table:table-cell table:style-name="Table1.A18" office:value-type="string">
            <text:p text:style-name="P66">“Forward”</text:p>
          </table:table-cell>
          <table:table-cell table:style-name="Table1.B7" office:value-type="string">
            <text:p text:style-name="P66">100</text:p>
          </table:table-cell>
        </table:table-row>
        <text:soft-page-break/>
        <table:table-row>
          <table:table-cell table:style-name="Table1.A18" office:value-type="string">
            <text:p text:style-name="P68">“<text:span text:style-name="T48">Backward”</text:span></text:p>
          </table:table-cell>
          <table:table-cell table:style-name="Table1.B8" office:value-type="string">
            <text:p text:style-name="P66">80</text:p>
          </table:table-cell>
        </table:table-row>
        <table:table-row>
          <table:table-cell table:style-name="Table1.A9" office:value-type="string">
            <text:p text:style-name="P69">“<text:span text:style-name="T48">Backward”</text:span></text:p>
          </table:table-cell>
          <table:table-cell table:style-name="Table1.B9" office:value-type="string">
            <text:p text:style-name="P66">60</text:p>
          </table:table-cell>
        </table:table-row>
        <table:table-row>
          <table:table-cell table:style-name="Table1.A18" office:value-type="string">
            <text:p text:style-name="P69">“<text:span text:style-name="T48">Backward”</text:span></text:p>
          </table:table-cell>
          <table:table-cell table:style-name="Table1.B10" office:value-type="string">
            <text:p text:style-name="P66">40</text:p>
          </table:table-cell>
        </table:table-row>
        <table:table-row>
          <table:table-cell table:style-name="Table1.A18" office:value-type="string">
            <text:p text:style-name="P69">“<text:span text:style-name="T48">Backward”</text:span></text:p>
          </table:table-cell>
          <table:table-cell table:style-name="Table1.B11" office:value-type="string">
            <text:p text:style-name="P66">20</text:p>
          </table:table-cell>
        </table:table-row>
        <table:table-row>
          <table:table-cell table:style-name="Table1.A18" office:value-type="string">
            <text:p text:style-name="P69">“<text:span text:style-name="T48">Backward”</text:span></text:p>
          </table:table-cell>
          <table:table-cell table:style-name="Table1.B12" office:value-type="string">
            <text:p text:style-name="P66">0</text:p>
          </table:table-cell>
        </table:table-row>
        <table:table-row>
          <table:table-cell table:style-name="Table1.A18" office:value-type="string">
            <text:p text:style-name="P69">“<text:span text:style-name="T48">Backward”</text:span></text:p>
          </table:table-cell>
          <table:table-cell table:style-name="Table1.B13" office:value-type="string">
            <text:p text:style-name="P66">-20</text:p>
          </table:table-cell>
        </table:table-row>
        <table:table-row>
          <table:table-cell table:style-name="Table1.A18" office:value-type="string">
            <text:p text:style-name="P69">“<text:span text:style-name="T48">Backward”</text:span></text:p>
          </table:table-cell>
          <table:table-cell table:style-name="Table1.B14" office:value-type="string">
            <text:p text:style-name="P66">-40</text:p>
          </table:table-cell>
        </table:table-row>
        <table:table-row>
          <table:table-cell table:style-name="Table1.A18" office:value-type="string">
            <text:p text:style-name="P69">“<text:span text:style-name="T48">Backward”</text:span></text:p>
          </table:table-cell>
          <table:table-cell table:style-name="Table1.B15" office:value-type="string">
            <text:p text:style-name="P66">-60</text:p>
          </table:table-cell>
        </table:table-row>
        <table:table-row>
          <table:table-cell table:style-name="Table1.A18" office:value-type="string">
            <text:p text:style-name="P69">“<text:span text:style-name="T48">Backward”</text:span></text:p>
          </table:table-cell>
          <table:table-cell table:style-name="Table1.B16" office:value-type="string">
            <text:p text:style-name="P66">-80</text:p>
          </table:table-cell>
        </table:table-row>
        <table:table-row>
          <table:table-cell table:style-name="Table1.A18" office:value-type="string">
            <text:p text:style-name="P69">“<text:span text:style-name="T48">Backward”</text:span></text:p>
          </table:table-cell>
          <table:table-cell table:style-name="Table1.B17" office:value-type="string">
            <text:p text:style-name="P66">-100</text:p>
          </table:table-cell>
        </table:table-row>
        <table:table-row table:style-name="Table1.18">
          <table:table-cell table:style-name="Table1.A18" office:value-type="string">
            <text:p text:style-name="P69">“<text:span text:style-name="T48">Backward”</text:span></text:p>
          </table:table-cell>
          <table:table-cell table:style-name="Table1.B18" office:value-type="string">
            <text:p text:style-name="P66">-100</text:p>
          </table:table-cell>
        </table:table-row>
      </table:table>
      <text:p text:style-name="P96"><text:s/></text:p>
      <text:h text:style-name="Heading_20_2" text:outline-level="2">Requirement A.2.2 Verification</text:h>
      <text:p text:style-name="P51"><text:span text:style-name="T9">Requirement:</text:span><text:span text:style-name="T7"> “From the “drive” screen t</text:span>he <text:span text:style-name="T6">user shall be able to adjust the commanded turn rate (+100% turn left/-100% turn right) speed via touch screen controls. <text:s/>The touchscreen commands will be translated to the proper EV3 protocol message necessary to turn. (Dependencies: B.1.1, B.3.2)</text:span></text:p>
      <text:p text:style-name="P64"/>
      <text:p text:style-name="P55"><text:span text:style-name="T8">Validation:</text:span> <text:s/><text:span text:style-name="T47">Run Test A.2.2-1</text:span></text:p>
      <text:p text:style-name="P53"/>
      <text:p text:style-name="P57">Test <text:span text:style-name="T49">A</text:span>.2.<text:span text:style-name="T49">2</text:span>-1</text:p>
      <text:p text:style-name="P57"/>
      <text:p text:style-name="P59">Purpose: <text:s/><text:span text:style-name="T16">Verify that upon touching </text:span><text:span text:style-name="T24">left</text:span><text:span text:style-name="T16">/</text:span><text:span text:style-name="T24">right</text:span><text:span text:style-name="T16"> touch screen controls that the “</text:span><text:span text:style-name="T22">Command Power Level (GUI)” sequence </text:span><text:span text:style-name="T24">(see design document sequence 5.2.2) </text:span><text:span text:style-name="T22">is executed. <text:s text:c="2"/>Verify that the bounds (+100%/-100%) are held.</text:span></text:p>
      <text:p text:style-name="P61"/>
      <text:p text:style-name="P61">Precondition: <text:span text:style-name="T16"><text:s/>A</text:span><text:span text:style-name="T23">pplication is started and connected to the EV3 proxy.</text:span></text:p>
      <text:p text:style-name="P97"/>
      <text:p text:style-name="P61">Description:<text:span text:style-name="T16"> </text:span><text:span text:style-name="T23">Execute unit </text:span><text:span text:style-name="T26">tests</text:span><text:span text:style-name="T23"> where </text:span><text:span text:style-name="T16">the “</text:span><text:span text:style-name="T24">Left</text:span><text:span text:style-name="T16">” and “</text:span><text:span text:style-name="T24">Right</text:span><text:span text:style-name="T16">” buttons are clicked via Espresso</text:span><text:span text:style-name="T23">. <text:s/></text:span><text:span text:style-name="T16">The sequence of button clicks is summarized in the below table. <text:s/>Upon completion the Protocol Processor's transmit log </text:span><text:span text:style-name="T28">is</text:span><text:span text:style-name="T16"> examined and compared against the expected responses described below.</text:span></text:p>
      <text:p text:style-name="P9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3">Simulated Button Press</text:p>
          </table:table-cell>
          <table:table-cell table:style-name="Table2.B1" office:value-type="string">
            <text:p text:style-name="P72">Expected Power Command</text:p>
          </table:table-cell>
        </table:table-row>
        <table:table-row>
          <table:table-cell table:style-name="Table2.A2" office:value-type="string">
            <text:p text:style-name="P67">“<text:span text:style-name="T49">Left</text:span>”</text:p>
          </table:table-cell>
          <table:table-cell table:style-name="Table2.B2" office:value-type="string">
            <text:p text:style-name="P67">20</text:p>
          </table:table-cell>
        </table:table-row>
        <table:table-row>
          <table:table-cell table:style-name="Table2.A18" office:value-type="string">
            <text:p text:style-name="P67">“<text:span text:style-name="T49">Left</text:span>”</text:p>
          </table:table-cell>
          <table:table-cell table:style-name="Table2.B3" office:value-type="string">
            <text:p text:style-name="P67">40</text:p>
          </table:table-cell>
        </table:table-row>
        <table:table-row>
          <table:table-cell table:style-name="Table2.A18" office:value-type="string">
            <text:p text:style-name="P67">“<text:span text:style-name="T49">Left</text:span>”</text:p>
          </table:table-cell>
          <table:table-cell table:style-name="Table2.B4" office:value-type="string">
            <text:p text:style-name="P67">60</text:p>
          </table:table-cell>
        </table:table-row>
        <table:table-row>
          <table:table-cell table:style-name="Table2.A18" office:value-type="string">
            <text:p text:style-name="P67">“<text:span text:style-name="T49">Left</text:span>”</text:p>
          </table:table-cell>
          <table:table-cell table:style-name="Table2.B5" office:value-type="string">
            <text:p text:style-name="P67">80</text:p>
          </table:table-cell>
        </table:table-row>
        <table:table-row>
          <table:table-cell table:style-name="Table2.A18" office:value-type="string">
            <text:p text:style-name="P67">“<text:span text:style-name="T49">Left</text:span>”</text:p>
          </table:table-cell>
          <table:table-cell table:style-name="Table2.B6" office:value-type="string">
            <text:p text:style-name="P67">100</text:p>
          </table:table-cell>
        </table:table-row>
        <table:table-row>
          <table:table-cell table:style-name="Table2.A18" office:value-type="string">
            <text:p text:style-name="P67">“<text:span text:style-name="T49">Left</text:span>”</text:p>
          </table:table-cell>
          <table:table-cell table:style-name="Table2.B7" office:value-type="string">
            <text:p text:style-name="P67">100</text:p>
          </table:table-cell>
        </table:table-row>
        <table:table-row>
          <table:table-cell table:style-name="Table2.A18" office:value-type="string">
            <text:p text:style-name="P70">“<text:span text:style-name="T49">Right”</text:span></text:p>
          </table:table-cell>
          <table:table-cell table:style-name="Table2.B8" office:value-type="string">
            <text:p text:style-name="P67">80</text:p>
          </table:table-cell>
        </table:table-row>
        <text:soft-page-break/>
        <table:table-row>
          <table:table-cell table:style-name="Table2.A9" office:value-type="string">
            <text:p text:style-name="P70">“<text:span text:style-name="T49">Right”</text:span></text:p>
          </table:table-cell>
          <table:table-cell table:style-name="Table2.B9" office:value-type="string">
            <text:p text:style-name="P67">60</text:p>
          </table:table-cell>
        </table:table-row>
        <table:table-row>
          <table:table-cell table:style-name="Table2.A18" office:value-type="string">
            <text:p text:style-name="P70">“<text:span text:style-name="T49">Right”</text:span></text:p>
          </table:table-cell>
          <table:table-cell table:style-name="Table2.B10" office:value-type="string">
            <text:p text:style-name="P67">40</text:p>
          </table:table-cell>
        </table:table-row>
        <table:table-row>
          <table:table-cell table:style-name="Table2.A18" office:value-type="string">
            <text:p text:style-name="P70">“<text:span text:style-name="T49">Right”</text:span></text:p>
          </table:table-cell>
          <table:table-cell table:style-name="Table2.B11" office:value-type="string">
            <text:p text:style-name="P67">20</text:p>
          </table:table-cell>
        </table:table-row>
        <table:table-row>
          <table:table-cell table:style-name="Table2.A18" office:value-type="string">
            <text:p text:style-name="P70">“<text:span text:style-name="T49">Right”</text:span></text:p>
          </table:table-cell>
          <table:table-cell table:style-name="Table2.B12" office:value-type="string">
            <text:p text:style-name="P67">0</text:p>
          </table:table-cell>
        </table:table-row>
        <table:table-row>
          <table:table-cell table:style-name="Table2.A18" office:value-type="string">
            <text:p text:style-name="P70">“<text:span text:style-name="T49">Right”</text:span></text:p>
          </table:table-cell>
          <table:table-cell table:style-name="Table2.B13" office:value-type="string">
            <text:p text:style-name="P67">-20</text:p>
          </table:table-cell>
        </table:table-row>
        <table:table-row>
          <table:table-cell table:style-name="Table2.A18" office:value-type="string">
            <text:p text:style-name="P70">“<text:span text:style-name="T49">Right”</text:span></text:p>
          </table:table-cell>
          <table:table-cell table:style-name="Table2.B14" office:value-type="string">
            <text:p text:style-name="P67">-40</text:p>
          </table:table-cell>
        </table:table-row>
        <table:table-row>
          <table:table-cell table:style-name="Table2.A18" office:value-type="string">
            <text:p text:style-name="P70">“<text:span text:style-name="T49">Right”</text:span></text:p>
          </table:table-cell>
          <table:table-cell table:style-name="Table2.B15" office:value-type="string">
            <text:p text:style-name="P67">-60</text:p>
          </table:table-cell>
        </table:table-row>
        <table:table-row>
          <table:table-cell table:style-name="Table2.A18" office:value-type="string">
            <text:p text:style-name="P70">“<text:span text:style-name="T49">Right”</text:span></text:p>
          </table:table-cell>
          <table:table-cell table:style-name="Table2.B16" office:value-type="string">
            <text:p text:style-name="P67">-80</text:p>
          </table:table-cell>
        </table:table-row>
        <table:table-row>
          <table:table-cell table:style-name="Table2.A18" office:value-type="string">
            <text:p text:style-name="P70">“<text:span text:style-name="T49">Right”</text:span></text:p>
          </table:table-cell>
          <table:table-cell table:style-name="Table2.B17" office:value-type="string">
            <text:p text:style-name="P67">-100</text:p>
          </table:table-cell>
        </table:table-row>
        <table:table-row table:style-name="Table2.18">
          <table:table-cell table:style-name="Table2.A18" office:value-type="string">
            <text:p text:style-name="P70">“<text:span text:style-name="T49">Right”</text:span></text:p>
          </table:table-cell>
          <table:table-cell table:style-name="Table2.B18" office:value-type="string">
            <text:p text:style-name="P67">-100</text:p>
          </table:table-cell>
        </table:table-row>
      </table:table>
      <text:p text:style-name="P97"><text:s/></text:p>
      <text:p text:style-name="P63"/>
      <text:h text:style-name="Heading_20_2" text:outline-level="2"><text:span text:style-name="T9">R</text:span><text:span text:style-name="T8">equirement A.2.3 Verification</text:span></text:h>
      <text:p text:style-name="P83"/>
      <text:p text:style-name="P6"><text:span text:style-name="T9">Requirement</text:span><text:span text:style-name="T11">:</text:span><text:span text:style-name="T8"> </text:span>The REV3 application shall be capable of receiving the change in heading (since configuration time) over the EV3 protocol. <text:s/>The application shall display the change in heading via an indicator arrow on the “drive” screen. <text:s text:c="2"/><text:span text:style-name="T6">(Dependencies: B.1.1, A.3.3)</text:span></text:p>
      <text:p text:style-name="P9"/>
      <text:p text:style-name="P49"><text:span text:style-name="T8">Validation:</text:span> Run Test <text:span text:style-name="T56">A.2.3-1</text:span></text:p>
      <text:p text:style-name="P49"/>
      <text:p text:style-name="P19">Test <text:span text:style-name="T55">A.2.3-1:</text:span></text:p>
      <text:p text:style-name="P25"/>
      <text:p text:style-name="P49"><text:span text:style-name="T45">Purpose:</text:span> <text:span text:style-name="T36">Verify that </text:span><text:span text:style-name="T34">the REV3 application can receive commands from the EV3 Proxy and that </text:span><text:span text:style-name="T36">the “</text:span><text:span text:style-name="T34">Display Delta Heading</text:span><text:span text:style-name="T37">” sequence </text:span><text:span text:style-name="T38">(see design document sequence 5.</text:span><text:span text:style-name="T41">7</text:span><text:span text:style-name="T38">.2) </text:span><text:span text:style-name="T37">is executed.</text:span></text:p>
      <text:p text:style-name="P25"/>
      <text:p text:style-name="P62"><text:span text:style-name="T45">Precondition: </text:span><text:span text:style-name="T34"><text:s/>A</text:span><text:span text:style-name="T35">pplication is started and connected to the EV3 proxy.</text:span></text:p>
      <text:p text:style-name="P25"/>
      <text:p text:style-name="P50"><text:span text:style-name="T8">Description:</text:span> <text:span text:style-name="T35">Execute unit </text:span><text:span text:style-name="T34">tests</text:span><text:span text:style-name="T35"> where </text:span><text:span text:style-name="T34">simulated “Delta Heading Commands” are fed to the Protocol Processor via an input file</text:span><text:span text:style-name="T35">. <text:s text:c="2"/></text:span><text:span text:style-name="T34">The rotation of the GUI's indicator arrow </text:span><text:span text:style-name="T43">is verified</text:span><text:span text:style-name="T34"> by inspecting the <text:s/>GUI elements VectorDrawable.rotation via Espresso.</text:span></text:p>
      <text:h text:style-name="P99" text:outline-level="2"><text:span text:style-name="T9">R</text:span><text:span text:style-name="T8">equirement A.2.</text:span><text:span text:style-name="T15">4</text:span><text:span text:style-name="T8"> Verification</text:span></text:h>
      <text:p text:style-name="P5"><text:span text:style-name="T9">Requirement:</text:span><text:span text:style-name="T7"> From the “drive” screen t</text:span>he <text:span text:style-name="T6">user shall be able to adjust the commanded speed (+100%/-100%) speed by accelerating the phone forward or backward. <text:s/>The user interaction shall be captured by the phones accelerometer sensor. <text:s/>The accelerometer outputs will be translated to the proper EV3 protocol “set speed” message. <text:s/>(Dependencies: B.1.1, B.3.1)</text:span></text:p>
      <text:p text:style-name="P7"/>
      <text:p text:style-name="P50">Note: <text:s/>This “A” requirement will be dropped <text:span text:style-name="T57">(unless the instructor adamantly objects) </text:span>from the final release for the spring 2016 semester. <text:s/><text:span text:style-name="T57">Hence the TBDs below.</text:span></text:p>
      <text:p text:style-name="P25"/>
      <text:p text:style-name="P18">Test <text:span text:style-name="T57">A</text:span>.2.<text:span text:style-name="T57">4</text:span>-1:</text:p>
      <text:p text:style-name="P18"/>
      <text:p text:style-name="P18"><text:soft-page-break/><text:span text:style-name="T33">Purpose: </text:span><text:span text:style-name="T36">Verify </text:span><text:span text:style-name="T39">that the </text:span><text:span text:style-name="T42">power</text:span><text:span text:style-name="T39"> filter is behaving in accordance to the reference implementation</text:span><text:span text:style-name="T37">.</text:span></text:p>
      <text:p text:style-name="P84"/>
      <text:p text:style-name="P31"><text:span text:style-name="T46">Precondition: </text:span><text:span text:style-name="T37"><text:s/>A</text:span><text:span text:style-name="T35">pplication is started and connected to the EV3 proxy.</text:span></text:p>
      <text:p text:style-name="P31"/>
      <text:p text:style-name="P48"><text:span text:style-name="T8">Description:</text:span> <text:span text:style-name="T35">Execute unit </text:span><text:span text:style-name="T43">test</text:span><text:span text:style-name="T35"> where </text:span><text:span text:style-name="T34">recorded or simulated sensor inputs are played back through the REV3 application, </text:span><text:span text:style-name="T39">outputs </text:span><text:span text:style-name="T43">are</text:span><text:span text:style-name="T39"> compared against </text:span><text:span text:style-name="T42">the power filter's </text:span><text:span text:style-name="T39">reference implementation</text:span><text:span text:style-name="T34">.</text:span><text:span text:style-name="T35"> <text:s text:c="2"/></text:span><text:span text:style-name="T34"><text:s/></text:span><text:span text:style-name="T44">D</text:span><text:span text:style-name="T34">escription</text:span><text:span text:style-name="T44">s</text:span><text:span text:style-name="T34"> of the recorded/simulated playback files </text:span><text:span text:style-name="T44">are</text:span><text:span text:style-name="T34"> </text:span><text:span text:style-name="T42">TBD</text:span><text:span text:style-name="T34">. <text:s/>The outputs of the </text:span><text:span text:style-name="T43">Power</text:span><text:span text:style-name="T39"> Processor's </text:span><text:span text:style-name="T34">filter </text:span><text:span text:style-name="T43">are</text:span><text:span text:style-name="T34"> recorded. <text:s/>Upon completion the recorded file </text:span><text:span text:style-name="T43">is </text:span><text:span text:style-name="T34">compared against the reference implementation. <text:s/>The comparison will ensure that each value is within +/- 0.00001 of the values found within the reference implementation. <text:s/></text:span></text:p>
      <text:p text:style-name="P87"/>
      <text:p text:style-name="P18">Test <text:span text:style-name="T57">A.2.4-2</text:span>:</text:p>
      <text:p text:style-name="P18"/>
      <text:p text:style-name="P18"><text:span text:style-name="T33">Purpose: </text:span><text:span text:style-name="T36">Verify that upon </text:span><text:span text:style-name="T42">accelerating the phone forwards/backwards </text:span><text:span text:style-name="T36">that the “</text:span><text:span text:style-name="T42">Set Power Level (Accelerometer)</text:span><text:span text:style-name="T37">” sequence </text:span><text:span text:style-name="T38">(see design document sequence 5.</text:span><text:span text:style-name="T34">4</text:span><text:span text:style-name="T38">.2)</text:span><text:span text:style-name="T37"> is executed </text:span><text:span text:style-name="T39">and</text:span><text:span text:style-name="T34"> providing expected outputs</text:span><text:span text:style-name="T37">. <text:s text:c="2"/>Verify that the bounds (+100%/-100%) are held.</text:span></text:p>
      <text:p text:style-name="P84"/>
      <text:p text:style-name="P31"><text:span text:style-name="T46">Precondition: </text:span><text:span text:style-name="T37"><text:s/>A</text:span><text:span text:style-name="T35">pplication is started and connected to the EV3 proxy.</text:span></text:p>
      <text:p text:style-name="P31"/>
      <text:p text:style-name="P48"><text:span text:style-name="T45">Description:</text:span><text:span text:style-name="T34"> </text:span><text:span text:style-name="T35">Execute unit </text:span><text:span text:style-name="T44">test</text:span><text:span text:style-name="T35"> where </text:span><text:span text:style-name="T34">recorded or simulated sensor inputs are played back through the REV3 application. <text:s/></text:span><text:span text:style-name="T39">The </text:span><text:span text:style-name="T42">Power</text:span><text:span text:style-name="T39"> Processor's filter outputs and the commands sent to the <text:s/>EV3 proxy (from Protocol Processor) </text:span><text:span text:style-name="T43">are</text:span><text:span text:style-name="T39"> recorded.</text:span><text:span text:style-name="T35"> <text:s/></text:span><text:span text:style-name="T44">D</text:span><text:span text:style-name="T34">escription of the recorded/simulated playback files </text:span><text:span text:style-name="T44">are</text:span><text:span text:style-name="T34"> </text:span><text:span text:style-name="T42">TBD</text:span><text:span text:style-name="T34">. <text:s text:c="2"/>Upon completion the </text:span><text:span text:style-name="T39">recorded commands </text:span><text:span text:style-name="T43">are</text:span><text:span text:style-name="T39"> compared to </text:span><text:span text:style-name="T40">a command formed (in unit test) fr</text:span><text:span text:style-name="T42">o</text:span><text:span text:style-name="T40">m the</text:span><text:span text:style-name="T39"> </text:span><text:span text:style-name="T42">power</text:span><text:span text:style-name="T39"> filter's output at the corresponding time. <text:s/></text:span><text:span text:style-name="T34"><text:s/>The comparison will ensure that each value is within +/- 0.00001.</text:span></text:p>
      <text:h text:style-name="P99" text:outline-level="2"><text:span text:style-name="T9">R</text:span><text:span text:style-name="T8">equirement </text:span><text:span text:style-name="T15">B</text:span><text:span text:style-name="T8">.2.</text:span><text:span text:style-name="T15">5</text:span><text:span text:style-name="T8"> Verification</text:span></text:h>
      <text:p text:style-name="P5"><text:span text:style-name="T9">Requirement B.2.5:</text:span><text:span text:style-name="T7"> From the “drive” screen t</text:span>he <text:span text:style-name="T6">user shall be able to adjust the commanded turn rate (+100% turn left/-100% turn right) speed by turning the phone left or right. The user interaction shall be captured by the phones gyro sensor. <text:s/>The gyro outputs will be translated to the proper EV3 protocol “turn” message. (Dependencies: B.1.1, B.3.2)</text:span></text:p>
      <text:p text:style-name="P5"/>
      <text:p text:style-name="P44"><text:span text:style-name="T8">Validation:</text:span> Run Tests B.2.5-1 to <text:span text:style-name="T57">B.2.5-8</text:span></text:p>
      <text:p text:style-name="P44"/>
      <text:p text:style-name="P16">Test B.2.5-1 <text:span text:style-name="T50">to B.2.5-6</text:span>:</text:p>
      <text:p text:style-name="P16"/>
      <text:p text:style-name="P16"><text:span text:style-name="T33">Purpose: </text:span><text:span text:style-name="T36">Verify </text:span><text:span text:style-name="T39">that the turn filter is behaving in accordance to the reference implementation</text:span><text:span text:style-name="T37">.</text:span></text:p>
      <text:p text:style-name="P85"/>
      <text:p text:style-name="P27"><text:span text:style-name="T46">Precondition: </text:span><text:span text:style-name="T37"><text:s/>A</text:span><text:span text:style-name="T35">pplication is started and connected to the EV3 proxy.</text:span></text:p>
      <text:p text:style-name="P27"/>
      <text:p text:style-name="P46"><text:span text:style-name="T8">Description:</text:span> <text:span text:style-name="T35">Execute unit </text:span><text:span text:style-name="T43">test</text:span><text:span text:style-name="T35"> where </text:span><text:span text:style-name="T34">recorded or simulated sensor inputs are played back through the REV3 application, </text:span><text:span text:style-name="T39">outputs </text:span><text:span text:style-name="T43">are</text:span><text:span text:style-name="T39"> compared against </text:span><text:span text:style-name="T42">turn filter </text:span><text:span text:style-name="T39">reference implementation</text:span><text:span text:style-name="T34">.</text:span><text:span text:style-name="T35"> <text:s text:c="2"/></text:span><text:span text:style-name="T34">A description of the recorded/simulated playback files is provided in the table below. <text:s/>The outputs of the </text:span><text:span text:style-name="T39">Turn Processor's </text:span><text:span text:style-name="T34">turn filter <text:s/></text:span><text:span text:style-name="T43">are</text:span><text:span text:style-name="T34"> recorded. <text:s/>Upon completion the recorded file will be compared against the reference implementation. <text:s/>The comparison will ensure that each value is within +/- 0.00001 </text:span><text:span text:style-name="T37"><text:s/></text:span><text:span text:style-name="T34">of the values found within the reference implementation. <text:s/></text:span></text:p>
      <text:p text:style-name="P46"><text:span text:style-name="T34"/>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74">Test #</text:p>
          </table:table-cell>
          <table:table-cell table:style-name="Table3.A1" office:value-type="string">
            <text:p text:style-name="P76">Description</text:p>
          </table:table-cell>
          <table:table-cell table:style-name="Table3.A1" office:value-type="string">
            <text:p text:style-name="P76">Recorded / Simulated</text:p>
          </table:table-cell>
          <table:table-cell table:style-name="Table3.D1" office:value-type="string">
            <text:p text:style-name="P76">Comments</text:p>
          </table:table-cell>
        </table:table-row>
        <table:table-row>
          <table:table-cell table:style-name="Table3.A2" office:value-type="string">
            <text:p text:style-name="P78">B.2.5-1</text:p>
          </table:table-cell>
          <table:table-cell table:style-name="Table3.A2" office:value-type="string">
            <text:p text:style-name="P78">Phone laying flat on its back</text:p>
          </table:table-cell>
          <table:table-cell table:style-name="Table3.A2" office:value-type="string">
            <text:p text:style-name="P78">Recorded</text:p>
          </table:table-cell>
          <table:table-cell table:style-name="Table3.D2" office:value-type="string">
            <text:p text:style-name="P78">Filter uses accelerometer and atan(y/x) to estimate roll. <text:s/>Does x= 0 cause issues?</text:p>
          </table:table-cell>
        </table:table-row>
        <table:table-row>
          <table:table-cell table:style-name="Table3.A2" office:value-type="string">
            <text:p text:style-name="P78">B.2.5-2</text:p>
          </table:table-cell>
          <table:table-cell table:style-name="Table3.A2" office:value-type="string">
            <text:p text:style-name="P78">Phone laying flat on its back</text:p>
          </table:table-cell>
          <table:table-cell table:style-name="Table3.A2" office:value-type="string">
            <text:p text:style-name="P78">Simulated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8">B.2.5-3</text:p>
          </table:table-cell>
          <table:table-cell table:style-name="Table3.A2" office:value-type="string">
            <text:p text:style-name="P78">Phone <text:span text:style-name="T54">at</text:span> 0<text:span text:style-name="T51">°</text:span> for 120 seconds</text:p>
          </table:table-cell>
          <table:table-cell table:style-name="Table3.A2" office:value-type="string">
            <text:p text:style-name="P78">Recorded</text:p>
          </table:table-cell>
          <table:table-cell table:style-name="Table3.D2" office:value-type="string">
            <text:p text:style-name="P78">Filter drift due to gyro biases?</text:p>
          </table:table-cell>
        </table:table-row>
        <table:table-row>
          <table:table-cell table:style-name="Table3.A2" office:value-type="string">
            <text:p text:style-name="P78">B.2.5-4</text:p>
          </table:table-cell>
          <table:table-cell table:style-name="Table3.A2" office:value-type="string">
            <text:p text:style-name="P78">Phone rotated to 0<text:span text:style-name="T51">°</text:span><text:span text:style-name="T53">, rotated to 180</text:span><text:span text:style-name="T51">°</text:span><text:span text:style-name="T53"> and <text:s/>then back to 0</text:span><text:span text:style-name="T51">°</text:span><text:span text:style-name="T53">.</text:span></text:p>
          </table:table-cell>
          <table:table-cell table:style-name="Table3.A2" office:value-type="string">
            <text:p text:style-name="P78">Recorded</text:p>
          </table:table-cell>
          <table:table-cell table:style-name="Table3.D2" office:value-type="string">
            <text:p text:style-name="P78">Left Command and Bounds Checking</text:p>
          </table:table-cell>
        </table:table-row>
        <table:table-row>
          <table:table-cell table:style-name="Table3.A2" office:value-type="string">
            <text:p text:style-name="P78">B.2.5-5</text:p>
          </table:table-cell>
          <table:table-cell table:style-name="Table3.A2" office:value-type="string">
            <text:p text:style-name="P78">Phone rotated to 0<text:span text:style-name="T51">°</text:span><text:span text:style-name="T53">, rotated to -180</text:span><text:span text:style-name="T51">°</text:span><text:span text:style-name="T53"> and <text:s/>then back to 0</text:span><text:span text:style-name="T51">°</text:span><text:span text:style-name="T53">.</text:span></text:p>
          </table:table-cell>
          <table:table-cell table:style-name="Table3.A2" office:value-type="string">
            <text:p text:style-name="P78">Recorded</text:p>
          </table:table-cell>
          <table:table-cell table:style-name="Table3.D2" office:value-type="string">
            <text:p text:style-name="P78">Right Command and Bound Checking</text:p>
          </table:table-cell>
        </table:table-row>
        <table:table-row>
          <table:table-cell table:style-name="Table3.A2" office:value-type="string">
            <text:p text:style-name="P78">B.2.5-6</text:p>
          </table:table-cell>
          <table:table-cell table:style-name="Table3.A2" office:value-type="string">
            <text:p text:style-name="P28">Periodically Rotated Between -90<text:span text:style-name="T52">°</text:span> and 90<text:span text:style-name="T52">°. <text:s/>Period 30 secs.</text:span></text:p>
          </table:table-cell>
          <table:table-cell table:style-name="Table3.A2" office:value-type="string">
            <text:p text:style-name="P78">Simulated</text:p>
          </table:table-cell>
          <table:table-cell table:style-name="Table3.D2" office:value-type="string">
            <text:p text:style-name="P78">Verify Filter Response</text:p>
          </table:table-cell>
        </table:table-row>
      </table:table>
      <text:p text:style-name="P17"/>
      <text:p text:style-name="P17">Test B.2.5-<text:span text:style-name="T54">7</text:span> <text:span text:style-name="T55">and B.2.5-8</text:span>:</text:p>
      <text:p text:style-name="P17"/>
      <text:p text:style-name="P17"><text:span text:style-name="T33">Purpose: </text:span><text:span text:style-name="T36">Verify that upon </text:span><text:span text:style-name="T42">turning the phone left or right</text:span><text:span text:style-name="T36"> that the “</text:span><text:span text:style-name="T37">Command </text:span><text:span text:style-name="T34">Turn</text:span><text:span text:style-name="T37"> (</text:span><text:span text:style-name="T34">Gyro</text:span><text:span text:style-name="T37">)” sequence </text:span><text:span text:style-name="T38">(see design document sequence 5.</text:span><text:span text:style-name="T34">4</text:span><text:span text:style-name="T38">.2)</text:span><text:span text:style-name="T37"> is executed </text:span><text:span text:style-name="T39">and</text:span><text:span text:style-name="T34"> providing expected outputs</text:span><text:span text:style-name="T37">. <text:s text:c="2"/>Verify that the bounds (+100%/-100%) are held.</text:span></text:p>
      <text:p text:style-name="P86"/>
      <text:p text:style-name="P29"><text:span text:style-name="T46">Precondition: </text:span><text:span text:style-name="T37"><text:s/>A</text:span><text:span text:style-name="T35">pplication is started and connected to the EV3 proxy.</text:span></text:p>
      <text:p text:style-name="P29"/>
      <text:p text:style-name="P47"><text:span text:style-name="T8">Description:</text:span> <text:span text:style-name="T35">Execute unit </text:span><text:span text:style-name="T43">test</text:span><text:span text:style-name="T35"> where </text:span><text:span text:style-name="T34">recorded or simulated sensor inputs are played back through the REV3 application. <text:s/></text:span><text:span text:style-name="T39">The Turn Processor's turn filter outputs and the commands sent to the <text:s/>EV3 proxy (from Protocol Processor) </text:span><text:span text:style-name="T43">are</text:span><text:span text:style-name="T39"> recorded.</text:span><text:span text:style-name="T35"> <text:s text:c="2"/></text:span><text:span text:style-name="T34">A description of the recorded/simulated playback files is provided in the table below. <text:s text:c="2"/>Upon completion the </text:span><text:span text:style-name="T39">recorded commands </text:span><text:span text:style-name="T43">are</text:span><text:span text:style-name="T39"> compared to </text:span><text:span text:style-name="T40">a command formed (in unit test) </text:span><text:span text:style-name="T42">from</text:span><text:span text:style-name="T40"> the</text:span><text:span text:style-name="T39"> turn filter's output at the corresponding time. <text:s/></text:span><text:span text:style-name="T34"><text:s/>The comparison will ensure that each value is within +/- 0.00001.</text:span></text:p>
      <text:p text:style-name="P25"/>
      <text:p text:style-name="P3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5">Test #</text:p>
          </table:table-cell>
          <table:table-cell table:style-name="Table4.A1" office:value-type="string">
            <text:p text:style-name="P77">Description</text:p>
          </table:table-cell>
          <table:table-cell table:style-name="Table4.A1" office:value-type="string">
            <text:p text:style-name="P77">Recorded / Simulated</text:p>
          </table:table-cell>
          <table:table-cell table:style-name="Table4.D1" office:value-type="string">
            <text:p text:style-name="P77">Comments</text:p>
          </table:table-cell>
        </table:table-row>
        <table:table-row>
          <table:table-cell table:style-name="Table4.A2" office:value-type="string">
            <text:p text:style-name="P79">B.2.5-<text:span text:style-name="T55">7</text:span></text:p>
          </table:table-cell>
          <table:table-cell table:style-name="Table4.A2" office:value-type="string">
            <text:p text:style-name="P79">Phone rotated to 0<text:span text:style-name="T51">°</text:span><text:span text:style-name="T53">, rotated to 180</text:span><text:span text:style-name="T51">°</text:span><text:span text:style-name="T53"> and <text:s/>then back to 0</text:span><text:span text:style-name="T51">°</text:span><text:span text:style-name="T53">.</text:span></text:p>
          </table:table-cell>
          <table:table-cell table:style-name="Table4.A2" office:value-type="string">
            <text:p text:style-name="P79">Recorded</text:p>
          </table:table-cell>
          <table:table-cell table:style-name="Table4.D2" office:value-type="string">
            <text:p text:style-name="P79">Left Command and Bounds Checking</text:p>
          </table:table-cell>
        </table:table-row>
        <table:table-row>
          <table:table-cell table:style-name="Table4.A2" office:value-type="string">
            <text:p text:style-name="P79">B.2.5-<text:span text:style-name="T55">8</text:span></text:p>
          </table:table-cell>
          <table:table-cell table:style-name="Table4.A2" office:value-type="string">
            <text:p text:style-name="P79">Phone rotated to 0<text:span text:style-name="T51">°</text:span><text:span text:style-name="T53">, rotated to -180</text:span><text:span text:style-name="T51">°</text:span><text:span text:style-name="T53"> and <text:s/>then back to 0</text:span><text:span text:style-name="T51">°</text:span><text:span text:style-name="T53">.</text:span></text:p>
          </table:table-cell>
          <table:table-cell table:style-name="Table4.A2" office:value-type="string">
            <text:p text:style-name="P79">Recorded</text:p>
          </table:table-cell>
          <table:table-cell table:style-name="Table4.D2" office:value-type="string">
            <text:p text:style-name="P79">Right Command and Bound Checking</text:p>
          </table:table-cell>
        </table:table-row>
      </table:table>
      <text:p text:style-name="P30"/>
      <text:h text:style-name="P98" text:outline-level="1"><text:bookmark-start text:name="__RefHeading___Toc969_715885950"/><text:span text:style-name="T58">Requirement Verification: </text:span>EV3 Protocol<text:bookmark-end text:name="__RefHeading___Toc969_715885950"/></text:h>
      <text:p text:style-name="P1"><text:span text:style-name="T9">Requirement B</text:span><text:span text:style-name="T8">.</text:span><text:span text:style-name="T12">3</text:span><text:span text:style-name="T8">.</text:span><text:span text:style-name="T10">1:</text:span> The EV3 protocol shall contain a message to command the speed of the EV3 by specifying the percent power level. <text:s text:c="2"/>+100% shall be interpreted as full power forward. -100% shall interpreted as full power backwards. <text:span text:style-name="T3">(No Dependencies)</text:span></text:p>
      <text:p text:style-name="P1"/>
      <text:p text:style-name="P45"><text:span text:style-name="T8">Validation: </text:span><text:span text:style-name="T25">Run Tests B.2.1-1 (Described Above)</text:span></text:p>
      <text:p text:style-name="P25"/>
      <text:p text:style-name="P1"><text:span text:style-name="T9">Requirement B</text:span><text:span text:style-name="T8">.</text:span><text:span text:style-name="T12">3</text:span><text:span text:style-name="T8">.</text:span><text:span text:style-name="T10">2:</text:span> The EV3 protocol shall contain a message to command the turn rate of the EV3. <text:s/><text:soft-page-break/>+100% shall correspond to a hard left turn. -100% shall <text:span text:style-name="T2">correspond to a hard right turn. (No Dependencies)</text:span></text:p>
      <text:p text:style-name="P8"/>
      <text:p text:style-name="P45"><text:span text:style-name="T8">Validation: </text:span><text:span text:style-name="T25">Run Tests A.2.2-1, B.2.5-7 or B.2.5-8 (Described Above)</text:span></text:p>
      <text:p text:style-name="P26"/>
      <text:p text:style-name="P1"><text:span text:style-name="T9">Requirement A</text:span><text:span text:style-name="T8">.</text:span><text:span text:style-name="T12">3</text:span><text:span text:style-name="T8">.</text:span><text:span text:style-name="T12">3:</text:span> The EV3 protocol shall contain <text:span text:style-name="T2">a message to receive the delta change in heading (since configuration)</text:span> <text:span text:style-name="T2">from the </text:span>EV3. <text:s/><text:span text:style-name="T2">The delta change in heading shall be expressed in degrees. (No Dependencies)</text:span></text:p>
      <text:p text:style-name="P1"/>
      <text:p text:style-name="Standard"><text:span text:style-name="T8">Validation:</text:span> Run Test A.2.3-1 <text:span text:style-name="T58">(Described Abov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Walsh</meta:initial-creator>
    <meta:creation-date>2016-04-01T08:33:19.930453619</meta:creation-date>
    <dc:date>2016-04-03T12:42:56.873764521</dc:date>
    <dc:creator>Bryan Walsh</dc:creator>
    <meta:editing-duration>PT2H15M23S</meta:editing-duration>
    <meta:editing-cycles>6</meta:editing-cycles>
    <meta:generator>LibreOffice/5.0.5.2$Linux_X86_64 LibreOffice_project/00m0$Build-2</meta:generator>
    <meta:printed-by>Bryan Walsh</meta:printed-by>
    <meta:print-date>2016-04-01T13:39:42.666618321</meta:print-date>
    <meta:document-statistic meta:table-count="6" meta:image-count="0" meta:object-count="0" meta:page-count="9" meta:paragraph-count="224" meta:word-count="2052" meta:character-count="13711" meta:non-whitespace-character-count="11775"/>
  </office:meta>
</office:document-meta>
</file>